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6334.4895" calcext:value-type="float">
            <text:p>6334.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6230.277" calcext:value-type="float">
            <text:p>6230.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6229.875" calcext:value-type="float">
            <text:p>6229.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6336.12383333333" calcext:value-type="float">
            <text:p>6336.12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520.38133333333" calcext:value-type="float">
            <text:p>8520.381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299.63983333333" calcext:value-type="float">
            <text:p>8299.639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023.28066666667" calcext:value-type="float">
            <text:p>7023.280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218.32566666667" calcext:value-type="float">
            <text:p>8218.325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8179.97583333333" calcext:value-type="float">
            <text:p>8179.975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0332.9045" calcext:value-type="float">
            <text:p>10332.9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8032.73283333333" calcext:value-type="float">
            <text:p>8032.732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3379.5206666667" calcext:value-type="float">
            <text:p>13379.520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41.85366666667" calcext:value-type="float">
            <text:p>7441.853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36.44166666667" calcext:value-type="float">
            <text:p>7536.441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369.669" calcext:value-type="float">
            <text:p>7369.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4915.8998333333" calcext:value-type="float">
            <text:p>14915.89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05.774" calcext:value-type="float">
            <text:p>6405.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53.5485" calcext:value-type="float">
            <text:p>6453.5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395.68083333333" calcext:value-type="float">
            <text:p>6395.680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099.72533333333" calcext:value-type="float">
            <text:p>9099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144.98183333333" calcext:value-type="float">
            <text:p>5144.9818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5122.15316666667" calcext:value-type="float">
            <text:p>5122.15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5011.90333333333" calcext:value-type="float">
            <text:p>5011.90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3001.703" calcext:value-type="float">
            <text:p>3001.7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2084.62783333333" calcext:value-type="float">
            <text:p>2084.627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546.36083333333" calcext:value-type="float">
            <text:p>5546.360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996.19033333333" calcext:value-type="float">
            <text:p>1996.190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970.4185" calcext:value-type="float">
            <text:p>1970.41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1532.0945" calcext:value-type="float">
            <text:p>1532.09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841.49966666667" calcext:value-type="float">
            <text:p>1841.499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2005.746" calcext:value-type="float">
            <text:p>2005.7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8.195" calcext:value-type="float">
            <text:p>1008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21:51.70956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6:57.265772985</dc:date>
    <meta:editing-duration>PT14M58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2.323cm" svg:y="0.379cm" svg:width="10.08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05.774">
                <text:p>6405.774</text:p>
              </table:table-cell>
              <table:table-cell office:value-type="float" office:value="6453.5485">
                <text:p>6453.5485</text:p>
              </table:table-cell>
              <table:table-cell office:value-type="float" office:value="6395.68083333333">
                <text:p>6395.68083333333</text:p>
              </table:table-cell>
              <table:table-cell office:value-type="float" office:value="9099.72533333333">
                <text:p>9099.725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44.98183333333">
                <text:p>5144.98183333333</text:p>
              </table:table-cell>
              <table:table-cell office:value-type="float" office:value="5122.15316666667">
                <text:p>5122.15316666667</text:p>
              </table:table-cell>
              <table:table-cell office:value-type="float" office:value="5011.90333333333">
                <text:p>5011.90333333333</text:p>
              </table:table-cell>
              <table:table-cell office:value-type="float" office:value="3001.703">
                <text:p>3001.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84.62783333333">
                <text:p>2084.62783333333</text:p>
              </table:table-cell>
              <table:table-cell office:value-type="float" office:value="5546.36083333333">
                <text:p>5546.36083333333</text:p>
              </table:table-cell>
              <table:table-cell office:value-type="float" office:value="1996.19033333333">
                <text:p>1996.19033333333</text:p>
              </table:table-cell>
              <table:table-cell office:value-type="float" office:value="1970.4185">
                <text:p>1970.41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32.0945">
                <text:p>1532.0945</text:p>
              </table:table-cell>
              <table:table-cell office:value-type="float" office:value="1841.49966666667">
                <text:p>1841.49966666667</text:p>
              </table:table-cell>
              <table:table-cell office:value-type="float" office:value="2005.746">
                <text:p>2005.746</text:p>
              </table:table-cell>
              <table:table-cell office:value-type="float" office:value="1008.195">
                <text:p>1008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2.323cm" svg:y="0.379cm" svg:width="10.081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3">
                <text:p>3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6">
                <text:p>6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9">
                <text:p>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